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office:font-face-decls>
  <office:automatic-styles>
    <style:style style:name="T1" style:family="text">
      <style:text-properties style:font-name="OpenSans"/>
    </style:style>
    <style:style style:name="T2" style:family="text">
      <style:text-properties fo:color="#000000" loext:opacity="100%" style:font-name="OpenSans"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2"><text:span text:style-name="T2">Me llamo Eva, que quiere decir VIDA, según un libro que mi madre consultó para escoger mi nombre. Nací en el Último cuarto de una casa sombría y crecí entre muebles antiguos, libros en latín y momias humanas, pero eso, no logró hacerme melancólica, porque vine al mundo con un soplo de selva en la memoria.</text:span></text:p>
      <text:p text:style-name="Standard" loext:marker-style-name="T2"><text:span text:style-name="T2">Mi padre, un indio de ojos amarillos, provenía del lugar donde se juntan cien ríos, olía a bosque y nunca miraba al cielo de frente, porque se había criado bajo la cúpula de los árboles y la luz le parecía indecente. Consuelo, mi madre, pasó la infancia en una región encantada, donde por siglos los aventureros han buscado la ciudad del ORO PURO que vieron los conquistadores cuando se asomaron a los abismos de su propia ambición. </text:span></text:p>
      <text:p text:style-name="Standard" loext:marker-style-name="T2"><text:span text:style-name="T2">Quedó marcada por el paisaje y de algún modo se las arregló para traspasarme esa huell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8:40:53.775000000</meta:creation-date>
    <dc:date>2024-07-16T19:06:09.924000000</dc:date>
    <meta:editing-duration>PT1M16S</meta:editing-duration>
    <meta:editing-cycles>2</meta:editing-cycles>
    <meta:generator>LibreOffice/24.2.5.2$Windows_X86_64 LibreOffice_project/bffef4ea93e59bebbeaf7f431bb02b1a39ee8a59</meta:generator>
    <meta:document-statistic meta:table-count="0" meta:image-count="0" meta:object-count="0" meta:page-count="1" meta:paragraph-count="3" meta:word-count="149" meta:character-count="827" meta:non-whitespace-character-count="680"/>
  </office:meta>
</office:document-meta>
</file>